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Цена деления термоментра</text:p>
          </table:table-cell>
          <table:table-cell table:formula="of:= (45 - 40)/[.B2]" office:value-type="float" office:value="0.2" calcext:value-type="float">
            <text:p>0.2</text:p>
          </table:table-cell>
          <table:table-cell/>
          <table:table-cell office:value-type="string" calcext:value-type="string">
            <text:p>Температура на термометре</text:p>
          </table:table-cell>
          <table:table-cell office:value-type="float" office:value="20.4" calcext:value-type="float">
            <text:p>20.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Маленьких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4" office:value-type="string" calcext:value-type="string" table:number-columns-spanned="1" table:number-rows-spanned="2">
            <text:p>Разность уровней в ртутном</text:p>
            <text:p>U-образном манометра</text:p>
          </table:table-cell>
          <table:table-cell table:style-name="ce3" table:formula="of:=5.5-3.7" office:value-type="float" office:value="1.8" calcext:value-type="float" table:number-columns-spanned="1" table:number-rows-spanned="2">
            <text:p>1.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Цена деления большая</text:p>
          </table:table-cell>
          <table:table-cell table:formula="of:=5/[.B4]" office:value-type="float" office:value="1" calcext:value-type="float">
            <text:p>1</text:p>
          </table:table-cell>
          <table:table-cell/>
          <table:covered-table-cell table:style-name="ce4" office:value-type="string" calcext:value-type="string">
            <text:p>U-образном манометре</text:p>
          </table:covered-table-cell>
          <table:covered-table-cell/>
          <table:table-cell/>
          <table:table-cell office:value-type="string" calcext:value-type="string">
            <text:p>EXTRA delta()</text:p>
          </table:table-cell>
          <table:table-cell office:value-type="string" calcext:value-type="string">
            <text:p><text:s/>(=) 0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Больших делений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Если не будут сходиться данные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ПОВЫШЕНИЕ</text:p>
          </table:table-cell>
          <table:table-cell office:value-type="float" office:value="273" calcext:value-type="float">
            <text:p>27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(градус цельсия)</text:p>
          </table:table-cell>
          <table:table-cell table:formula="of:= 21 + [.$B$5]" office:value-type="float" office:value="294" calcext:value-type="float">
            <text:p>294</text:p>
          </table:table-cell>
          <table:table-cell table:formula="of:=[.B6] + 1" office:value-type="float" office:value="295" calcext:value-type="float">
            <text:p>295</text:p>
          </table:table-cell>
          <table:table-cell table:formula="of:=[.C6] + 1" office:value-type="float" office:value="296" calcext:value-type="float">
            <text:p>296</text:p>
          </table:table-cell>
          <table:table-cell table:formula="of:=[.D6] + 1" office:value-type="float" office:value="297" calcext:value-type="float">
            <text:p>297</text:p>
          </table:table-cell>
          <table:table-cell table:formula="of:=[.E6] + 1" office:value-type="float" office:value="298" calcext:value-type="float">
            <text:p>298</text:p>
          </table:table-cell>
          <table:table-cell table:formula="of:=[.F6] + 1" office:value-type="float" office:value="299" calcext:value-type="float">
            <text:p>299</text:p>
          </table:table-cell>
          <table:table-cell table:formula="of:=[.G6] + 1" office:value-type="float" office:value="300" calcext:value-type="float">
            <text:p>300</text:p>
          </table:table-cell>
          <table:table-cell table:formula="of:=[.H6] + 1" office:value-type="float" office:value="301" calcext:value-type="float">
            <text:p>301</text:p>
          </table:table-cell>
          <table:table-cell table:formula="of:=[.I6] + 1" office:value-type="float" office:value="302" calcext:value-type="float">
            <text:p>302</text:p>
          </table:table-cell>
          <table:table-cell table:formula="of:=[.J6] + 1" office:value-type="float" office:value="303" calcext:value-type="float">
            <text:p>303</text:p>
          </table:table-cell>
          <table:table-cell table:formula="of:=[.K6] + 1" office:value-type="float" office:value="304" calcext:value-type="float">
            <text:p>304</text:p>
          </table:table-cell>
          <table:table-cell table:formula="of:=[.L6] + 1" office:value-type="float" office:value="305" calcext:value-type="float">
            <text:p>305</text:p>
          </table:table-cell>
          <table:table-cell table:formula="of:=[.M6] + 1" office:value-type="float" office:value="306" calcext:value-type="float">
            <text:p>306</text:p>
          </table:table-cell>
          <table:table-cell table:formula="of:=[.N6] + 1" office:value-type="float" office:value="307" calcext:value-type="float">
            <text:p>307</text:p>
          </table:table-cell>
          <table:table-cell table:formula="of:=[.O6] + 1" office:value-type="float" office:value="308" calcext:value-type="float">
            <text:p>308</text:p>
          </table:table-cell>
          <table:table-cell table:formula="of:=[.P6] + 1" office:value-type="float" office:value="309" calcext:value-type="float">
            <text:p>309</text:p>
          </table:table-cell>
          <table:table-cell table:formula="of:=[.Q6] + 1" office:value-type="float" office:value="310" calcext:value-type="float">
            <text:p>310</text:p>
          </table:table-cell>
          <table:table-cell table:formula="of:=[.R6] + 1" office:value-type="float" office:value="311" calcext:value-type="float">
            <text:p>311</text:p>
          </table:table-cell>
          <table:table-cell table:formula="of:=[.S6] + 1" office:value-type="float" office:value="312" calcext:value-type="float">
            <text:p>312</text:p>
          </table:table-cell>
          <table:table-cell table:formula="of:=[.T6] + 1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(Верхнее, H)</text:p>
          </table:table-cell>
          <table:table-cell table:number-columns-repeated="3" office:value-type="float" office:value="5.6" calcext:value-type="float">
            <text:p>5.6</text:p>
          </table:table-cell>
          <table:table-cell office:value-type="float" office:value="5.75" calcext:value-type="float">
            <text:p>5.75</text:p>
          </table:table-cell>
          <table:table-cell office:value-type="float" office:value="5.8" calcext:value-type="float">
            <text:p>5.8</text:p>
          </table:table-cell>
          <table:table-cell office:value-type="float" office:value="5.85" calcext:value-type="float">
            <text:p>5.85</text:p>
          </table:table-cell>
          <table:table-cell office:value-type="float" office:value="5.95" calcext:value-type="float">
            <text:p>5.95</text:p>
          </table:table-cell>
          <table:table-cell office:value-type="float" office:value="6.05" calcext:value-type="float">
            <text:p>6.05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5" calcext:value-type="float">
            <text:p>6.85</text:p>
          </table:table-cell>
          <table:table-cell office:value-type="float" office:value="6.9" calcext:value-type="float">
            <text:p>6.9</text:p>
          </table:table-cell>
          <table:table-cell office:value-type="float" office:value="7.1" calcext:value-type="float">
            <text:p>7.1</text:p>
          </table:table-cell>
          <table:table-cell office:value-type="float" office:value="7.2" calcext:value-type="float">
            <text:p>7.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(Нижнее, h)</text:p>
          </table:table-cell>
          <table:table-cell table:number-columns-repeated="2" office:value-type="float" office:value="3.7" calcext:value-type="float">
            <text:p>3.7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office:value-type="float" office:value="3.35" calcext:value-type="float">
            <text:p>3.35</text:p>
          </table:table-cell>
          <table:table-cell office:value-type="float" office:value="3.25" calcext:value-type="float">
            <text:p>3.25</text:p>
          </table:table-cell>
          <table:table-cell office:value-type="float" office:value="3.2" calcext:value-type="float">
            <text:p>3.2</text:p>
          </table:table-cell>
          <table:table-cell office:value-type="float" office:value="3.1" calcext:value-type="float">
            <text:p>3.1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2.8" calcext:value-type="float">
            <text:p>2.8</text:p>
          </table:table-cell>
          <table:table-cell office:value-type="float" office:value="2.7" calcext:value-type="float">
            <text:p>2.7</text:p>
          </table:table-cell>
          <table:table-cell office:value-type="float" office:value="2.6" calcext:value-type="float">
            <text:p>2.6</text:p>
          </table:table-cell>
          <table:table-cell office:value-type="float" office:value="2.55" calcext:value-type="float">
            <text:p>2.55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2.2" calcext:value-type="float">
            <text:p>2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\delta H = P, мм.рт.столба</text:p>
          </table:table-cell>
          <table:table-cell table:formula="of:= [.B7] -[.B8]" office:value-type="float" office:value="1.9" calcext:value-type="float">
            <text:p>1.9</text:p>
          </table:table-cell>
          <table:table-cell table:formula="of:= [.C7] -[.C8]" office:value-type="float" office:value="1.9" calcext:value-type="float">
            <text:p>1.9</text:p>
          </table:table-cell>
          <table:table-cell table:formula="of:= [.D7] -[.D8]" office:value-type="float" office:value="2" calcext:value-type="float">
            <text:p>2</text:p>
          </table:table-cell>
          <table:table-cell table:formula="of:= [.E7] -[.E8]" office:value-type="float" office:value="2.2" calcext:value-type="float">
            <text:p>2.2</text:p>
          </table:table-cell>
          <table:table-cell table:formula="of:= [.F7] -[.F8]" office:value-type="float" office:value="2.25" calcext:value-type="float">
            <text:p>2.25</text:p>
          </table:table-cell>
          <table:table-cell table:formula="of:= [.G7] -[.G8]" office:value-type="float" office:value="2.45" calcext:value-type="float">
            <text:p>2.45</text:p>
          </table:table-cell>
          <table:table-cell table:formula="of:= [.H7] -[.H8]" office:value-type="float" office:value="2.6" calcext:value-type="float">
            <text:p>2.6</text:p>
          </table:table-cell>
          <table:table-cell table:formula="of:= [.I7] -[.I8]" office:value-type="float" office:value="2.8" calcext:value-type="float">
            <text:p>2.8</text:p>
          </table:table-cell>
          <table:table-cell table:formula="of:= [.J7] -[.J8]" office:value-type="float" office:value="2.9" calcext:value-type="float">
            <text:p>2.9</text:p>
          </table:table-cell>
          <table:table-cell table:formula="of:= [.K7] -[.K8]" office:value-type="float" office:value="3.1" calcext:value-type="float">
            <text:p>3.1</text:p>
          </table:table-cell>
          <table:table-cell table:formula="of:= [.L7] -[.L8]" office:value-type="float" office:value="3.3" calcext:value-type="float">
            <text:p>3.3</text:p>
          </table:table-cell>
          <table:table-cell table:formula="of:= [.M7] -[.M8]" office:value-type="float" office:value="3.5" calcext:value-type="float">
            <text:p>3.5</text:p>
          </table:table-cell>
          <table:table-cell table:formula="of:= [.N7] -[.N8]" office:value-type="float" office:value="3.7" calcext:value-type="float">
            <text:p>3.7</text:p>
          </table:table-cell>
          <table:table-cell table:formula="of:= [.O7] -[.O8]" office:value-type="float" office:value="3.9" calcext:value-type="float">
            <text:p>3.9</text:p>
          </table:table-cell>
          <table:table-cell table:formula="of:= [.P7] -[.P8]" office:value-type="float" office:value="4.1" calcext:value-type="float">
            <text:p>4.1</text:p>
          </table:table-cell>
          <table:table-cell table:formula="of:= [.Q7] -[.Q8]" office:value-type="float" office:value="4.3" calcext:value-type="float">
            <text:p>4.3</text:p>
          </table:table-cell>
          <table:table-cell table:formula="of:= [.R7] -[.R8]" office:value-type="float" office:value="4.5" calcext:value-type="float">
            <text:p>4.5</text:p>
          </table:table-cell>
          <table:table-cell table:formula="of:= [.S7] -[.S8]" office:value-type="float" office:value="4.8" calcext:value-type="float">
            <text:p>4.8</text:p>
          </table:table-cell>
          <table:table-cell table:formula="of:= [.T7] -[.T8]" office:value-type="float" office:value="5" calcext:value-type="float">
            <text:p>5</text:p>
          </table:table-cell>
          <table:table-cell table:formula="of:= [.U7] -[.U8]" office:value-type="float" office:value="5.3" calcext:value-type="float">
            <text:p>5.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ln(P)</text:p>
          </table:table-cell>
          <table:table-cell table:formula="of:= LN([.B9])" office:value-type="float" office:value="0.641853886172394" calcext:value-type="float">
            <text:p>0.641853886172394</text:p>
          </table:table-cell>
          <table:table-cell table:formula="of:= LN([.C9])" office:value-type="float" office:value="0.641853886172394" calcext:value-type="float">
            <text:p>0.641853886172394</text:p>
          </table:table-cell>
          <table:table-cell table:formula="of:= LN([.D9])" office:value-type="float" office:value="0.693147180559945" calcext:value-type="float">
            <text:p>0.693147180559945</text:p>
          </table:table-cell>
          <table:table-cell table:formula="of:= LN([.E9])" office:value-type="float" office:value="0.78845736036427" calcext:value-type="float">
            <text:p>0.78845736036427</text:p>
          </table:table-cell>
          <table:table-cell table:formula="of:= LN([.F9])" office:value-type="float" office:value="0.810930216216329" calcext:value-type="float">
            <text:p>0.810930216216329</text:p>
          </table:table-cell>
          <table:table-cell table:formula="of:= LN([.G9])" office:value-type="float" office:value="0.896088024556635" calcext:value-type="float">
            <text:p>0.896088024556635</text:p>
          </table:table-cell>
          <table:table-cell table:formula="of:= LN([.H9])" office:value-type="float" office:value="0.955511445027436" calcext:value-type="float">
            <text:p>0.955511445027436</text:p>
          </table:table-cell>
          <table:table-cell table:formula="of:= LN([.I9])" office:value-type="float" office:value="1.02961941718116" calcext:value-type="float">
            <text:p>1.02961941718116</text:p>
          </table:table-cell>
          <table:table-cell table:formula="of:= LN([.J9])" office:value-type="float" office:value="1.06471073699243" calcext:value-type="float">
            <text:p>1.06471073699243</text:p>
          </table:table-cell>
          <table:table-cell table:formula="of:= LN([.K9])" office:value-type="float" office:value="1.1314021114911" calcext:value-type="float">
            <text:p>1.1314021114911</text:p>
          </table:table-cell>
          <table:table-cell table:formula="of:= LN([.L9])" office:value-type="float" office:value="1.19392246847243" calcext:value-type="float">
            <text:p>1.19392246847243</text:p>
          </table:table-cell>
          <table:table-cell table:formula="of:= LN([.M9])" office:value-type="float" office:value="1.25276296849537" calcext:value-type="float">
            <text:p>1.25276296849537</text:p>
          </table:table-cell>
          <table:table-cell table:formula="of:= LN([.N9])" office:value-type="float" office:value="1.30833281965018" calcext:value-type="float">
            <text:p>1.30833281965018</text:p>
          </table:table-cell>
          <table:table-cell table:formula="of:= LN([.O9])" office:value-type="float" office:value="1.3609765531356" calcext:value-type="float">
            <text:p>1.3609765531356</text:p>
          </table:table-cell>
          <table:table-cell table:formula="of:= LN([.P9])" office:value-type="float" office:value="1.41098697371026" calcext:value-type="float">
            <text:p>1.41098697371026</text:p>
          </table:table-cell>
          <table:table-cell table:formula="of:= LN([.Q9])" office:value-type="float" office:value="1.45861502269952" calcext:value-type="float">
            <text:p>1.45861502269952</text:p>
          </table:table-cell>
          <table:table-cell table:formula="of:= LN([.R9])" office:value-type="float" office:value="1.50407739677627" calcext:value-type="float">
            <text:p>1.50407739677627</text:p>
          </table:table-cell>
          <table:table-cell table:formula="of:= LN([.S9])" office:value-type="float" office:value="1.56861591791385" calcext:value-type="float">
            <text:p>1.56861591791385</text:p>
          </table:table-cell>
          <table:table-cell table:formula="of:= LN([.T9])" office:value-type="float" office:value="1.6094379124341" calcext:value-type="float">
            <text:p>1.6094379124341</text:p>
          </table:table-cell>
          <table:table-cell table:formula="of:= LN([.U9])" office:value-type="float" office:value="1.66770682055808" calcext:value-type="float">
            <text:p>1.66770682055808</text:p>
          </table:table-cell>
        </table:table-row>
        <table:table-row table:style-name="ro1">
          <table:table-cell office:value-type="string" calcext:value-type="string">
            <text:p>1/T</text:p>
          </table:table-cell>
          <table:table-cell table:formula="of:= 1/[.B6]" office:value-type="float" office:value="0.00340136054421769" calcext:value-type="float">
            <text:p>0.003401360544218</text:p>
          </table:table-cell>
          <table:table-cell table:formula="of:= 1/[.C6]" office:value-type="float" office:value="0.00338983050847458" calcext:value-type="float">
            <text:p>0.003389830508475</text:p>
          </table:table-cell>
          <table:table-cell table:formula="of:= 1/[.D6]" office:value-type="float" office:value="0.00337837837837838" calcext:value-type="float">
            <text:p>0.003378378378378</text:p>
          </table:table-cell>
          <table:table-cell table:formula="of:= 1/[.E6]" office:value-type="float" office:value="0.00336700336700337" calcext:value-type="float">
            <text:p>0.003367003367003</text:p>
          </table:table-cell>
          <table:table-cell table:formula="of:= 1/[.F6]" office:value-type="float" office:value="0.00335570469798658" calcext:value-type="float">
            <text:p>0.003355704697987</text:p>
          </table:table-cell>
          <table:table-cell table:formula="of:= 1/[.G6]" office:value-type="float" office:value="0.00334448160535117" calcext:value-type="float">
            <text:p>0.003344481605351</text:p>
          </table:table-cell>
          <table:table-cell table:formula="of:= 1/[.H6]" office:value-type="float" office:value="0.00333333333333333" calcext:value-type="float">
            <text:p>0.003333333333333</text:p>
          </table:table-cell>
          <table:table-cell table:formula="of:= 1/[.I6]" office:value-type="float" office:value="0.00332225913621262" calcext:value-type="float">
            <text:p>0.003322259136213</text:p>
          </table:table-cell>
          <table:table-cell table:formula="of:= 1/[.J6]" office:value-type="float" office:value="0.0033112582781457" calcext:value-type="float">
            <text:p>0.003311258278146</text:p>
          </table:table-cell>
          <table:table-cell table:formula="of:= 1/[.K6]" office:value-type="float" office:value="0.0033003300330033" calcext:value-type="float">
            <text:p>0.003300330033003</text:p>
          </table:table-cell>
          <table:table-cell table:formula="of:= 1/[.L6]" office:value-type="float" office:value="0.00328947368421053" calcext:value-type="float">
            <text:p>0.003289473684211</text:p>
          </table:table-cell>
          <table:table-cell table:formula="of:= 1/[.M6]" office:value-type="float" office:value="0.00327868852459016" calcext:value-type="float">
            <text:p>0.00327868852459</text:p>
          </table:table-cell>
          <table:table-cell table:formula="of:= 1/[.N6]" office:value-type="float" office:value="0.00326797385620915" calcext:value-type="float">
            <text:p>0.003267973856209</text:p>
          </table:table-cell>
          <table:table-cell table:formula="of:= 1/[.O6]" office:value-type="float" office:value="0.00325732899022801" calcext:value-type="float">
            <text:p>0.003257328990228</text:p>
          </table:table-cell>
          <table:table-cell table:formula="of:= 1/[.P6]" office:value-type="float" office:value="0.00324675324675325" calcext:value-type="float">
            <text:p>0.003246753246753</text:p>
          </table:table-cell>
          <table:table-cell table:formula="of:= 1/[.Q6]" office:value-type="float" office:value="0.00323624595469256" calcext:value-type="float">
            <text:p>0.003236245954693</text:p>
          </table:table-cell>
          <table:table-cell table:formula="of:= 1/[.R6]" office:value-type="float" office:value="0.0032258064516129" calcext:value-type="float">
            <text:p>0.003225806451613</text:p>
          </table:table-cell>
          <table:table-cell table:formula="of:= 1/[.S6]" office:value-type="float" office:value="0.00321543408360129" calcext:value-type="float">
            <text:p>0.003215434083601</text:p>
          </table:table-cell>
          <table:table-cell table:formula="of:= 1/[.T6]" office:value-type="float" office:value="0.0032051282051282" calcext:value-type="float">
            <text:p>0.003205128205128</text:p>
          </table:table-cell>
          <table:table-cell table:formula="of:= 1/[.U6]" office:value-type="float" office:value="0.00319488817891374" calcext:value-type="float">
            <text:p>0.003194888178914</text:p>
          </table:table-cell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style-name="ce1" office:value-type="string" calcext:value-type="string">
            <text:p>ПОНИЖЕНИЕ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(градус цельсия)</text:p>
          </table:table-cell>
          <table:table-cell office:value-type="float" office:value="40" calcext:value-type="float">
            <text:p>40</text:p>
          </table:table-cell>
          <table:table-cell table:formula="of:= [.B19] - 1" office:value-type="float" office:value="39" calcext:value-type="float">
            <text:p>39</text:p>
          </table:table-cell>
          <table:table-cell table:formula="of:= [.C19] - 1" office:value-type="float" office:value="38" calcext:value-type="float">
            <text:p>38</text:p>
          </table:table-cell>
          <table:table-cell table:formula="of:= [.D19] - 1" office:value-type="float" office:value="37" calcext:value-type="float">
            <text:p>37</text:p>
          </table:table-cell>
          <table:table-cell table:formula="of:= [.E19] - 1" office:value-type="float" office:value="36" calcext:value-type="float">
            <text:p>36</text:p>
          </table:table-cell>
          <table:table-cell table:formula="of:= [.F19] - 1" office:value-type="float" office:value="35" calcext:value-type="float">
            <text:p>35</text:p>
          </table:table-cell>
          <table:table-cell table:formula="of:= [.G19] - 1" office:value-type="float" office:value="34" calcext:value-type="float">
            <text:p>34</text:p>
          </table:table-cell>
          <table:table-cell table:formula="of:= [.H19] - 1" office:value-type="float" office:value="33" calcext:value-type="float">
            <text:p>33</text:p>
          </table:table-cell>
          <table:table-cell table:formula="of:= [.I19] - 1" office:value-type="float" office:value="32" calcext:value-type="float">
            <text:p>32</text:p>
          </table:table-cell>
          <table:table-cell table:formula="of:= [.J19] - 1" office:value-type="float" office:value="31" calcext:value-type="float">
            <text:p>31</text:p>
          </table:table-cell>
          <table:table-cell table:formula="of:= [.K19] - 1" office:value-type="float" office:value="30" calcext:value-type="float">
            <text:p>30</text:p>
          </table:table-cell>
          <table:table-cell table:formula="of:= [.L19] - 1" office:value-type="float" office:value="29" calcext:value-type="float">
            <text:p>29</text:p>
          </table:table-cell>
          <table:table-cell table:formula="of:= [.M19] - 1" office:value-type="float" office:value="28" calcext:value-type="float">
            <text:p>28</text:p>
          </table:table-cell>
          <table:table-cell table:formula="of:= [.N19] - 1" office:value-type="float" office:value="27" calcext:value-type="float">
            <text:p>27</text:p>
          </table:table-cell>
          <table:table-cell table:formula="of:= [.O19] - 1" office:value-type="float" office:value="26" calcext:value-type="float">
            <text:p>26</text:p>
          </table:table-cell>
          <table:table-cell table:formula="of:= [.P19] - 1" office:value-type="float" office:value="25" calcext:value-type="float">
            <text:p>25</text:p>
          </table:table-cell>
          <table:table-cell table:formula="of:= [.Q19] - 1" office:value-type="float" office:value="24" calcext:value-type="float">
            <text:p>24</text:p>
          </table:table-cell>
          <table:table-cell table:formula="of:= [.R19] - 1" office:value-type="float" office:value="23" calcext:value-type="float">
            <text:p>23</text:p>
          </table:table-cell>
          <table:table-cell table:formula="of:= [.S19] - 1" office:value-type="float" office:value="22" calcext:value-type="float">
            <text:p>22</text:p>
          </table:table-cell>
          <table:table-cell table:formula="of:= [.T19] - 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(Верхнее, H)</text:p>
          </table:table-cell>
          <table:table-cell office:value-type="float" office:value="7.3" calcext:value-type="float">
            <text:p>7.3</text:p>
          </table:table-cell>
          <table:table-cell office:value-type="float" office:value="7.25" calcext:value-type="float">
            <text:p>7.25</text:p>
          </table:table-cell>
          <table:table-cell office:value-type="float" office:value="7.15" calcext:value-type="float">
            <text:p>7.15</text:p>
          </table:table-cell>
          <table:table-cell office:value-type="float" office:value="7" calcext:value-type="float">
            <text:p>7</text:p>
          </table:table-cell>
          <table:table-cell office:value-type="float" office:value="6.85" calcext:value-type="float">
            <text:p>6.85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6.65" calcext:value-type="float">
            <text:p>6.65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(Нижнее, h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office:value-type="float" office:value="2.95" calcext:value-type="float">
            <text:p>2.95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3.3" calcext:value-type="float">
            <text:p>3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\delta P, мм.рт.столба</text:p>
          </table:table-cell>
          <table:table-cell table:formula="of:= [.B20] - [.B21]" office:value-type="float" office:value="5.3" calcext:value-type="float">
            <text:p>5.3</text:p>
          </table:table-cell>
          <table:table-cell table:formula="of:= [.C20] - [.C21]" office:value-type="float" office:value="5.05" calcext:value-type="float">
            <text:p>5.05</text:p>
          </table:table-cell>
          <table:table-cell table:formula="of:= [.D20] - [.D21]" office:value-type="float" office:value="4.95" calcext:value-type="float">
            <text:p>4.95</text:p>
          </table:table-cell>
          <table:table-cell table:formula="of:= [.E20] - [.E21]" office:value-type="float" office:value="4.7" calcext:value-type="float">
            <text:p>4.7</text:p>
          </table:table-cell>
          <table:table-cell table:formula="of:= [.F20] - [.F21]" office:value-type="float" office:value="4.45" calcext:value-type="float">
            <text:p>4.45</text:p>
          </table:table-cell>
          <table:table-cell table:formula="of:= [.G20] - [.G21]" office:value-type="float" office:value="4.25" calcext:value-type="float">
            <text:p>4.25</text:p>
          </table:table-cell>
          <table:table-cell table:formula="of:= [.H20] - [.H21]" office:value-type="float" office:value="0" calcext:value-type="float">
            <text:p>0</text:p>
          </table:table-cell>
          <table:table-cell table:formula="of:= [.I20] - [.I21]" office:value-type="float" office:value="3.95" calcext:value-type="float">
            <text:p>3.95</text:p>
          </table:table-cell>
          <table:table-cell table:formula="of:= [.J20] - [.J21]" office:value-type="float" office:value="0" calcext:value-type="float">
            <text:p>0</text:p>
          </table:table-cell>
          <table:table-cell table:formula="of:= [.K20] - [.K21]" office:value-type="float" office:value="3.45" calcext:value-type="float">
            <text:p>3.45</text:p>
          </table:table-cell>
          <table:table-cell table:formula="of:= [.L20] - [.L21]" office:value-type="float" office:value="0" calcext:value-type="float">
            <text:p>0</text:p>
          </table:table-cell>
          <table:table-cell table:formula="of:= [.M20] - [.M21]" office:value-type="float" office:value="3.2" calcext:value-type="float">
            <text:p>3.2</text:p>
          </table:table-cell>
          <table:table-cell table:formula="of:= [.N20] - [.N21]" office:value-type="float" office:value="0" calcext:value-type="float">
            <text:p>0</text:p>
          </table:table-cell>
          <table:table-cell table:formula="of:= [.O20] - [.O21]" office:value-type="float" office:value="2.7" calcext:value-type="float">
            <text:p>2.7</text:p>
          </table:table-cell>
          <table:table-cell table:formula="of:= [.P20] - [.P21]" office:value-type="float" office:value="0" calcext:value-type="float">
            <text:p>0</text:p>
          </table:table-cell>
          <table:table-cell table:formula="of:= [.Q20] - [.Q21]" office:value-type="float" office:value="0" calcext:value-type="float">
            <text:p>0</text:p>
          </table:table-cell>
          <table:table-cell table:formula="of:= [.R20] - [.R21]" office:value-type="float" office:value="0" calcext:value-type="float">
            <text:p>0</text:p>
          </table:table-cell>
          <table:table-cell table:formula="of:= [.S20] - [.S21]" office:value-type="float" office:value="0" calcext:value-type="float">
            <text:p>0</text:p>
          </table:table-cell>
          <table:table-cell table:formula="of:= [.T20] - [.T21]" office:value-type="float" office:value="0" calcext:value-type="float">
            <text:p>0</text:p>
          </table:table-cell>
          <table:table-cell table:formula="of:= [.U20] - [.U2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17:38:04.9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9T09:13:23.153000000</meta:creation-date>
    <meta:generator>LibreOffice/7.0.1.2$Windows_x86 LibreOffice_project/7cbcfc562f6eb6708b5ff7d7397325de9e764452</meta:generator>
    <dc:date>2021-03-30T18:27:00.037000000</dc:date>
    <meta:editing-duration>PT33M29S</meta:editing-duration>
    <meta:editing-cycles>4</meta:editing-cycles>
    <meta:document-statistic meta:table-count="1" meta:cell-count="209" meta:object-count="0"/>
  </office:meta>
</office:document-meta>
</file>